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6pt" fo:text-shadow="1pt 1pt" style:font-size-asian="26pt" style:font-size-complex="26pt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302cm" svg:x="1.778cm" svg:y="0.762cm">
          <draw:text-box>
            <text:p text:style-name="P1"><text:span text:style-name="T1">Epistle Reading</text:span></text:p>
            <text:p text:style-name="P1"><text:span text:style-name="T2">2 Timothy 1:1–14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9.269cm" svg:x="1.524cm" svg:y="0.762cm">
          <draw:text-box>
            <text:p><text:span text:style-name="T3">1</text:span><text:span text:style-name="T4">Paul, an apostle of Christ Jesus by the will of God according to the promise of the life that is in Christ Jesus,</text:span></text:p>
            <text:p><text:span text:style-name="T3">2</text:span><text:span text:style-name="T4">To Timothy, my beloved child: Grace, mercy, and peace from God the Father and Christ Jesus our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638cm" svg:height="7.766cm" svg:x="1.719cm" svg:y="0.741cm">
          <draw:text-box>
            <text:p><text:span text:style-name="T3">3</text:span><text:span text:style-name="T4">I thank God whom I serve, as did my ancestors, with a clear conscience, as I remember you constantly in my prayers night and day. </text:span><text:span text:style-name="T3">4</text:span><text:span text:style-name="T4">As I remember your tears, I long to see you, that I may be filled with joy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4" draw:layer="layout" svg:width="24.384cm" svg:height="6.356cm" svg:x="1.676cm" svg:y="0.756cm">
          <draw:text-box>
            <text:p><text:span text:style-name="T3">5</text:span><text:span text:style-name="T4">I am reminded of your sincere faith, a faith that dwelt first in your grandmother Lois and your mother Eunice and now, I am sure, dwells in you as we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4" draw:layer="layout" svg:width="24.13cm" svg:height="7.766cm" svg:x="1.937cm" svg:y="1.016cm">
          <draw:text-box>
            <text:p><text:span text:style-name="T3">6</text:span><text:span text:style-name="T4">For this reason I remind you to fan into flame the gift of God, which is in you through the laying on of my hands, </text:span><text:span text:style-name="T3">7</text:span><text:span text:style-name="T4">for God gave us a spirit not of fear but of power and love and self-contro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4" draw:layer="layout" svg:width="24.384cm" svg:height="6.583cm" svg:x="1.806cm" svg:y="0.783cm">
          <draw:text-box>
            <text:p><text:span text:style-name="T3">8</text:span><text:span text:style-name="T4">Therefore do not be ashamed of the testimony about our Lord, nor of me his prisoner, but share in suffering for the gospel by the power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4" draw:layer="layout" svg:width="25.22cm" svg:height="6.485cm" svg:x="1.704cm" svg:y="0.881cm">
          <draw:text-box>
            <text:p><text:span text:style-name="T3"><text:s/></text:span><text:span text:style-name="T3">9</text:span><text:span text:style-name="T4">who saved us and called us to a holy calling, not because of our works but because of his own purpose and grace, which he gave us in Christ Jesus before the ages began,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4" draw:layer="layout" svg:width="24.892cm" svg:height="7.11cm" svg:x="1.524cm" svg:y="0.762cm">
          <draw:text-box>
            <text:p><text:span text:style-name="T3">10</text:span><text:span text:style-name="T4">and which now has been manifested through the appearing of our Savior Christ Jesus, who abolished death and brought life and immortality to light through the gospel,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4" draw:layer="layout" svg:width="25.146cm" svg:height="9.398cm" svg:x="1.524cm" svg:y="1.016cm">
          <draw:text-box>
            <text:p><text:span text:style-name="T3">11</text:span><text:span text:style-name="T4">for which I was appointed a preacher and apostle and teacher, </text:span><text:span text:style-name="T3">12</text:span><text:span text:style-name="T4">which is why I suffer as I do. But I am not ashamed, for I know whom I have believed, and I am convinced that he is able to guard until that Day what has been entrusted to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4" draw:layer="layout" svg:width="24.638cm" svg:height="7.874cm" svg:x="1.778cm" svg:y="1.016cm">
          <draw:text-box>
            <text:p><text:span text:style-name="T3">13</text:span><text:span text:style-name="T4">Follow the pattern of the sound words that you have heard from me, in the faith and love that are in Christ Jesus. </text:span><text:span text:style-name="T3">14</text:span><text:span text:style-name="T4">By the Holy Spirit who dwells within us, guard the good deposit entrusted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1:55:08.750000000</meta:creation-date>
    <dc:date>2016-09-29T20:08:53.438000000</dc:date>
    <meta:editing-duration>PT11M46S</meta:editing-duration>
    <meta:editing-cycles>5</meta:editing-cycles>
    <meta:generator>LibreOffice/5.2.1.2$Windows_X86_64 LibreOffice_project/31dd62db80d4e60af04904455ec9c9219178d620</meta:generator>
    <meta:document-statistic meta:object-count="51"/>
  </office:meta>
</office:document-meta>
</file>